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HO.H2</text:p>
          </table:table-cell>
          <table:table-cell table:style-name="ce3" office:value-type="string" calcext:value-type="string">
            <text:p>H2O+H</text:p>
          </table:table-cell>
          <table:table-cell table:style-name="ce3" office:value-type="string" calcext:value-type="string">
            <text:p>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rgy</text:p>
          </table:table-cell>
          <table:table-cell table:style-name="ce2" office:value-type="float" office:value="-76.91035483" calcext:value-type="float">
            <text:p>-7.69E+01</text:p>
          </table:table-cell>
          <table:table-cell table:style-name="ce2" office:value-type="float" office:value="-76.92881" calcext:value-type="float">
            <text:p>-7.69E+01</text:p>
          </table:table-cell>
          <table:table-cell table:style-name="ce2" office:value-type="float" office:value="-76.90791938" calcext:value-type="float">
            <text:p>-7.69E+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ergy(kJ/mol)</text:p>
          </table:table-cell>
          <table:table-cell table:formula="of:=2625.5*[.B3]" office:value-type="float" office:value="-201928.136606165" calcext:value-type="float">
            <text:p>-201928.136606165</text:p>
          </table:table-cell>
          <table:table-cell table:formula="of:=2625.5*[.C3]" office:value-type="float" office:value="-201976.590655" calcext:value-type="float">
            <text:p>-201976.590655</text:p>
          </table:table-cell>
          <table:table-cell table:formula="of:=2625.5*[.D3]" office:value-type="float" office:value="-201921.74233219" calcext:value-type="float">
            <text:p>-201921.742332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PE</text:p>
          </table:table-cell>
          <table:table-cell office:value-type="float" office:value="52.27580706" calcext:value-type="float">
            <text:p>52.27580706</text:p>
          </table:table-cell>
          <table:table-cell office:value-type="float" office:value="58.17753733" calcext:value-type="float">
            <text:p>58.17753733</text:p>
          </table:table-cell>
          <table:table-cell office:value-type="float" office:value="53.10648785" calcext:value-type="float">
            <text:p>53.106487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[.B4]+[.B5]" office:value-type="float" office:value="-201875.860799105" calcext:value-type="float">
            <text:p>-201875.860799105</text:p>
          </table:table-cell>
          <table:table-cell table:formula="of:=[.C4]+[.C5]" office:value-type="float" office:value="-201918.41311767" calcext:value-type="float">
            <text:p>-201918.41311767</text:p>
          </table:table-cell>
          <table:table-cell table:formula="of:=[.D4]+[.D5]" office:value-type="float" office:value="-201868.63584434" calcext:value-type="float">
            <text:p>-201868.6358443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DiffToHO.H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ZPE</text:p>
          </table:table-cell>
          <table:table-cell table:formula="of:=[.B6]-[.$B6]" office:value-type="float" office:value="0" calcext:value-type="float">
            <text:p>0</text:p>
          </table:table-cell>
          <table:table-cell table:formula="of:=[.C6]-[.$B6]" office:value-type="float" office:value="-42.5523185650236" calcext:value-type="float">
            <text:p>-42.552318565</text:p>
          </table:table-cell>
          <table:table-cell table:formula="of:=[.D6]-[.$B6]" office:value-type="float" office:value="7.22495476496988" calcext:value-type="float">
            <text:p>7.224954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ZPE</text:p>
          </table:table-cell>
          <table:table-cell table:formula="of:=[.B4]-[.$B4]" office:value-type="float" office:value="0" calcext:value-type="float">
            <text:p>0</text:p>
          </table:table-cell>
          <table:table-cell table:formula="of:=[.C4]-[.$B4]" office:value-type="float" office:value="-48.4540488350031" calcext:value-type="float">
            <text:p>-48.454048835</text:p>
          </table:table-cell>
          <table:table-cell table:formula="of:=[.D4]-[.$B4]" office:value-type="float" office:value="6.39427397499094" calcext:value-type="float">
            <text:p>6.394273975</text:p>
          </table:table-cell>
          <table:table-cell/>
          <table:table-cell table:formula="of:=[.C10]/[.C9]-1" office:value-type="float" office:value="0.138693506464544" calcext:value-type="float">
            <text:p>0.1386935065</text:p>
          </table:table-cell>
          <table:table-cell table:formula="of:=[.D10]/[.D9]-1" office:value-type="float" office:value="-0.11497383956042" calcext:value-type="float">
            <text:p>-0.114973839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formula="of:=7.16/6.88-1" office:value-type="float" office:value="0.0406976744186047" calcext:value-type="float">
            <text:p>0.04069767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7:10:58.979000000</meta:creation-date>
    <dc:date>2016-02-21T22:14:16.379000000</dc:date>
    <meta:editing-duration>P1DT4H26M3S</meta:editing-duration>
    <meta:editing-cycles>1</meta:editing-cycles>
    <meta:document-statistic meta:table-count="1" meta:cell-count="31" meta:object-count="0"/>
    <meta:generator>LibreOffice/5.0.4.2$Windows_x86 LibreOffice_project/2b9802c1994aa0b7dc6079e128979269cf95bc78</meta:generator>
  </office:meta>
</office:document-meta>
</file>